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visible"/>
      <style:paragraph-properties style:writing-mode="lr-tb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draw:shadow="visible"/>
      <style:paragraph-properties style:writing-mode="lr-tb"/>
    </style:style>
    <style:style style:name="gr3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4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  <style:paragraph-properties style:writing-mode="lr-tb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3.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Arial2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99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6cm" svg:height="3cm" svg:x="0cm" svg:y="2.5cm">
          <text:p text:style-name="P1"><text:span text:style-name="T1">Discretization</text:span></text:p>
          <text:p text:style-name="P1"><text:span text:style-name="T1">(global assembler)</text:span></text:p>
        </draw:rect>
        <draw:custom-shape draw:style-name="gr2" draw:text-style-name="P4" draw:layer="layout" svg:width="6cm" svg:height="3cm" svg:x="10cm" svg:y="2.5cm">
          <text:p text:style-name="P3">Newton/Fix point</text:p>
          <text:p text:style-name="P3">it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cm" svg:y1="5cm" svg:x2="10cm" svg:y2="5cm">
          <text:p text:style-name="P1">Defect</text:p>
          <text:p text:style-name="P1">Jacobian</text:p>
        </draw:line>
        <draw:line draw:style-name="gr4" draw:text-style-name="P1" draw:layer="layout" svg:x1="3cm" svg:y1="1.5cm" svg:x2="3cm" svg:y2="2.5cm">
          <text:p/>
        </draw:line>
        <draw:rect draw:style-name="gr1" draw:text-style-name="P3" draw:layer="layout" svg:width="6cm" svg:height="3cm" svg:x="10cm" svg:y="8.5cm">
          <text:p text:style-name="P1">Iterative linear</text:p>
          <text:p text:style-name="P1">solver:</text:p>
          <text:p text:style-name="P1">lin.iter,CG,BiCGStab</text:p>
        </draw:rect>
        <draw:line draw:style-name="gr5" draw:text-style-name="P1" draw:layer="layout" svg:x1="12cm" svg:y1="5.5cm" svg:x2="12cm" svg:y2="8.5cm">
          <text:p/>
        </draw:line>
        <draw:line draw:style-name="gr5" draw:text-style-name="P1" draw:layer="layout" svg:x1="14cm" svg:y1="8.5cm" svg:x2="14cm" svg:y2="5.5cm">
          <text:p/>
        </draw:line>
        <draw:frame draw:style-name="gr6" draw:text-style-name="P6" draw:layer="layout" svg:width="2.407cm" svg:height="1.673cm" svg:x="9.526cm" svg:y="6.133cm">
          <draw:text-box>
            <text:p>Matrix,</text:p>
            <text:p text:style-name="P5">rhs</text:p>
          </draw:text-box>
        </draw:frame>
        <draw:frame draw:style-name="gr7" draw:text-style-name="P6" draw:layer="layout" svg:width="4.931cm" svg:height="0.962cm" svg:x="14cm" svg:y="6.538cm">
          <draw:text-box>
            <text:p>Correction</text:p>
          </draw:text-box>
        </draw:frame>
        <draw:rect draw:style-name="gr1" draw:text-style-name="P3" draw:layer="layout" svg:width="6cm" svg:height="3cm" svg:x="19cm" svg:y="8.5cm">
          <text:p text:style-name="P1">Preconditioner:</text:p>
          <text:p text:style-name="P1">Multigrid method</text:p>
        </draw:rect>
        <draw:line draw:style-name="gr5" draw:text-style-name="P1" draw:layer="layout" svg:x1="16cm" svg:y1="9.5cm" svg:x2="19cm" svg:y2="9.5cm">
          <text:p/>
        </draw:line>
        <draw:line draw:style-name="gr5" draw:text-style-name="P1" draw:layer="layout" svg:x1="19cm" svg:y1="10.5cm" svg:x2="16cm" svg:y2="10.5cm">
          <text:p/>
        </draw:line>
        <draw:rect draw:style-name="gr1" draw:text-style-name="P3" draw:layer="layout" svg:width="5cm" svg:height="2.5cm" svg:x="16cm" svg:y="13.5cm">
          <text:p text:style-name="P1">Smoothers</text:p>
        </draw:rect>
        <draw:rect draw:style-name="gr1" draw:text-style-name="P3" draw:layer="layout" svg:width="5cm" svg:height="2.5cm" svg:x="23cm" svg:y="13.5cm">
          <text:p text:style-name="P1">Coarse grid</text:p>
          <text:p text:style-name="P1">solver</text:p>
        </draw:rect>
        <draw:line draw:style-name="gr4" draw:text-style-name="P1" draw:layer="layout" svg:x1="20cm" svg:y1="11.5cm" svg:x2="18.5cm" svg:y2="13.5cm">
          <text:p/>
        </draw:line>
        <draw:line draw:style-name="gr4" draw:text-style-name="P1" draw:layer="layout" svg:x1="24cm" svg:y1="11.5cm" svg:x2="25.5cm" svg:y2="13.5cm">
          <text:p/>
        </draw:line>
        <draw:frame draw:style-name="gr8" draw:text-style-name="P6" draw:layer="layout" svg:width="2.796cm" svg:height="0.962cm" svg:x="11.542cm" svg:y="0.13cm">
          <draw:text-box>
            <text:p>Solution</text:p>
          </draw:text-box>
        </draw:frame>
        <draw:line draw:style-name="gr4" draw:text-style-name="P1" draw:layer="layout" svg:x1="13cm" svg:y1="2.5cm" svg:x2="13cm" svg:y2="1cm">
          <text:p/>
        </draw:line>
        <draw:line draw:style-name="gr9" draw:text-style-name="P1" draw:layer="layout" svg:x1="21.001cm" svg:y1="11.5cm" svg:x2="19.501cm" svg:y2="13.5cm">
          <text:p/>
        </draw:line>
        <draw:line draw:style-name="gr9" draw:text-style-name="P1" draw:layer="layout" svg:x1="23cm" svg:y1="11.5cm" svg:x2="24.5cm" svg:y2="13.5cm">
          <text:p/>
        </draw:line>
        <draw:line draw:style-name="gr10" draw:text-style-name="P3" draw:layer="layout" svg:x1="6cm" svg:y1="3.109cm" svg:x2="10cm" svg:y2="3.109cm">
          <text:p text:style-name="P1">Current</text:p>
          <text:p text:style-name="P1">iterate</text:p>
        </draw:line>
        <draw:rect draw:style-name="gr1" draw:text-style-name="P2" draw:layer="layout" svg:width="6cm" svg:height="3cm" svg:x="0cm" svg:y="8.509cm">
          <text:p text:style-name="P1"><text:span text:style-name="T1">Discretization</text:span></text:p>
          <text:p text:style-name="P1"><text:span text:style-name="T1">(local assembler, BC)</text:span></text:p>
        </draw:rect>
        <draw:line draw:style-name="gr5" draw:text-style-name="P1" draw:layer="layout" svg:x1="2cm" svg:y1="5.5cm" svg:x2="2cm" svg:y2="8.5cm">
          <text:p/>
        </draw:line>
        <draw:line draw:style-name="gr5" draw:text-style-name="P1" draw:layer="layout" svg:x1="4cm" svg:y1="8.5cm" svg:x2="4cm" svg:y2="5.5cm">
          <text:p/>
        </draw:line>
        <draw:line draw:style-name="gr11" draw:text-style-name="P7" draw:layer="layout" svg:x1="3cm" svg:y1="11.5cm" svg:x2="3cm" svg:y2="13cm">
          <text:p/>
        </draw:line>
        <draw:frame draw:style-name="gr12" draw:text-style-name="P8" draw:layer="layout" svg:width="4.16cm" svg:height="1.1cm" svg:x="1.34cm" svg:y="12.9cm">
          <draw:text-box>
            <text:p text:style-name="P1">Coefficients</text:p>
          </draw:text-box>
        </draw:frame>
        <draw:frame draw:style-name="gr13" draw:text-style-name="P8" draw:layer="layout" svg:width="1.9cm" svg:height="1cm" svg:x="2.1cm" svg:y="0.7cm">
          <draw:text-box>
            <text:p text:style-name="P1">Gri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Arrow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5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Дмитрий Логашенко</meta:initial-creator>
    <meta:creation-date>2010-08-27T09:42:00</meta:creation-date>
    <dc:date>2021-10-12T21:47:48.760878240</dc:date>
    <meta:editing-duration>PT40M12S</meta:editing-duration>
    <meta:editing-cycles>21</meta:editing-cycles>
    <meta:generator>LibreOffice/6.4.7.2$MacOSX_X86_64 LibreOffice_project/639b8ac485750d5696d7590a72ef1b496725cfb5</meta:generator>
    <meta:document-statistic meta:object-count="27"/>
  </office:meta>
</office:document-meta>
</file>